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5" table:number-columns-repeated="1022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time" office:time-value="PT03H34M23S" calcext:value-type="time">
            <text:p>03:34:23</text:p>
          </table:table-cell>
          <table:table-cell table:number-columns-repeated="1022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time" office:time-value="PT02H24M00S" calcext:value-type="time">
            <text:p>02:24:00</text:p>
          </table:table-cell>
          <table:table-cell table:number-columns-repeated="1022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time" office:time-value="PT16H01M22S" calcext:value-type="time">
            <text:p>16:01:2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itz Emanuel Beber</meta:initial-creator>
    <meta:creation-date>2021-05-11T12:41:02.566968911</meta:creation-date>
    <dc:date>2021-05-11T12:43:43.189356227</dc:date>
    <dc:creator>Moritz Emanuel Beber</dc:creator>
    <meta:editing-duration>PT2M41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